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3c128"/>
    </style:style>
    <style:style style:name="P5" style:family="paragraph" style:parent-style-name="Standard">
      <style:text-properties officeooo:rsid="0013c128" officeooo:paragraph-rsid="0013c128"/>
    </style:style>
    <style:style style:name="T1" style:family="text">
      <style:text-properties officeooo:rsid="0013c1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e 9 / PaYourShare</text:p>
      <text:p text:style-name="P1"/>
      <text:p text:style-name="P1"/>
      <text:p text:style-name="P1">Team: <text:tab/><text:tab/><text:tab/>Zuständigkeit:</text:p>
      <text:p text:style-name="Standard"/>
      <text:p text:style-name="Standard">Alexandre Pion: <text:tab/>Client</text:p>
      <text:p text:style-name="Standard">Benjamin Weller:<text:tab/>Server</text:p>
      <text:p text:style-name="Standard">Philipp Jäschke: <text:tab/>Datenbank</text:p>
      <text:p text:style-name="Standard"/>
      <text:p text:style-name="Standard"/>
      <text:p text:style-name="Standard"/>
      <text:p text:style-name="P1">Software/Plattformen: (siehe Abschlusspräsentation)</text:p>
      <text:p text:style-name="Standard">MySQL <text:tab/><text:tab/>(Maria DB)</text:p>
      <text:p text:style-name="Standard">JDBC<text:tab/><text:tab/><text:tab/>(Version 3.1.14)</text:p>
      <text:p text:style-name="Standard">Eclipse <text:tab/><text:tab/>(Version Mars.1)</text:p>
      <text:p text:style-name="Standard">Tomcat<text:tab/><text:tab/>(Version 8.0.28)</text:p>
      <text:p text:style-name="P4">Jersey<text:tab/><text:tab/><text:tab/>(Version 2.22.1)</text:p>
      <text:p text:style-name="P5">Android Studio<text:tab/>(Version 1.5.1)</text:p>
      <text:p text:style-name="P4">Android<text:tab/><text:tab/>(Version <text:span text:style-name="T1">4</text:span>.2.<text:span text:style-name="T1">2</text:span> oder höher)</text:p>
      <text:p text:style-name="Standard"/>
      <text:p text:style-name="Standard"/>
      <text:p text:style-name="Standard"/>
      <text:p text:style-name="P1">Hinweis zur Einrichtung:</text:p>
      <text:p text:style-name="Standard"/>
      <text:p text:style-name="Standard">- Server.xml muss angepasst werden:</text:p>
      <text:p text:style-name="Standard"><text:tab/>Pfad für Serverzertifikat</text:p>
      <text:p text:style-name="Standard"><text:tab/>Port auf 8443 ändern</text:p>
      <text:p text:style-name="Standard"><text:tab/>Serverkontext Pfad auf "/Server" setzen</text:p>
      <text:p text:style-name="Standard">- Der Client ist für Android <text:span text:style-name="T1">4</text:span>.2.<text:span text:style-name="T1">2</text:span> entwickelt worden</text:p>
      <text:p text:style-name="Standard"><text:s/></text:p>
      <text:p text:style-name="Standard"/>
      <text:p text:style-name="Standard"/>
      <text:p text:style-name="P1">Feedback:</text:p>
      <text:p text:style-name="Standard"/>
      <text:p text:style-name="Standard">- guter Lerneffekt des Vorlesungsstoffes durch die praktische Anwendung </text:p>
      <text:p text:style-name="Standard">- Fördert Teamarbeit → <text:s/>Praxisnähe</text:p>
      <text:p text:style-name="Standard">- Motiviert sich weiter mit dem Themengebiet des Cloud-Computing <text:s/>zu beschäfti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9:50:43.10</meta:creation-date>
    <dc:date>2016-02-03T10:21:34.831787029</dc:date>
    <meta:editing-duration>PT18M4S</meta:editing-duration>
    <meta:editing-cycles>7</meta:editing-cycles>
    <meta:generator>LibreOffice/5.0.2.2$Linux_X86_64 LibreOffice_project/00m0$Build-2</meta:generator>
    <meta:document-statistic meta:table-count="0" meta:image-count="0" meta:object-count="0" meta:page-count="1" meta:paragraph-count="24" meta:word-count="97" meta:character-count="745" meta:non-whitespace-character-count="649"/>
  </office:meta>
</office:document-meta>
</file>